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aeb" officeooo:paragraph-rsid="00179aeb"/>
    </style:style>
    <style:style style:name="P2" style:family="paragraph" style:parent-style-name="Standard">
      <style:paragraph-properties fo:text-align="center" style:justify-single-word="false"/>
      <style:text-properties fo:font-size="36pt" officeooo:rsid="00179aeb" officeooo:paragraph-rsid="00179aeb" style:font-size-asian="36pt" style:font-size-complex="36pt"/>
    </style:style>
    <style:style style:name="P3" style:family="paragraph" style:parent-style-name="Standard">
      <style:text-properties officeooo:rsid="001991c5" officeooo:paragraph-rsid="001991c5"/>
    </style:style>
    <style:style style:name="P4" style:family="paragraph" style:parent-style-name="Standard">
      <style:text-properties fo:font-size="18pt" officeooo:rsid="00179aeb" officeooo:paragraph-rsid="00179aeb" style:font-size-asian="18pt" style:font-size-complex="18pt"/>
    </style:style>
    <style:style style:name="T1" style:family="text">
      <style:text-properties officeooo:rsid="00199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1"/>
      <text:p text:style-name="P4">Git이란?</text:p>
      <text:p text:style-name="P1"/>
      <text:p text:style-name="P1"/>
      <text:p text:style-name="P4">Git 설치 (OS : Ubuntu)</text:p>
      <text:p text:style-name="P1">git이 존재하는지부터 확인한다.</text:p>
      <text:p text:style-name="P1">$ git –version (결과가 없으면 git이 없는 것이므로 git 설치)</text:p>
      <text:p text:style-name="P1">$ sudo apt-get update</text:p>
      <text:p text:style-name="P1">$ sudo apt-get install git-core</text:p>
      <text:p text:style-name="P1">$ git --version (깃 버전 출력)</text:p>
      <text:p text:style-name="P1"/>
      <text:p text:style-name="P4">Local Repository</text:p>
      <text:p text:style-name="P1"><text:s/>사용자가 사용하는 컴퓨터에 local repository를 설정할 디렉토리를 생성한다.</text:p>
      <text:p text:style-name="P1">$ cd /home/user/file</text:p>
      <text:p text:style-name="P1">$ mkdir test</text:p>
      <text:p text:style-name="P1">$ cd test</text:p>
      <text:p text:style-name="P1"/>
      <text:p text:style-name="P1"><text:s/>해당 디렉토리를 local repository로 등록한다.</text:p>
      <text:p text:style-name="P1">$ git init</text:p>
      <text:p text:style-name="P1">$ ll (.git 디렉토리 확인한다.)</text:p>
      <text:p text:style-name="P1"/>
      <text:p text:style-name="P4"><text:span text:style-name="T1">local repository</text:span> 커밋</text:p>
      <text:p text:style-name="P1"><text:s/><text:span text:style-name="T1">git은 commit을 하는데 2가지 과정 존재한다.</text:span></text:p>
      <text:p text:style-name="P1"><text:s/><text:span text:style-name="T1">Work tree : 실제 사용자가 작업한 공간(디렉토리)</text:span></text:p>
      <text:p text:style-name="P1"><text:s/><text:span text:style-name="T1">index : 작업한 내용을 가상 공간에 저장</text:span></text:p>
      <text:p text:style-name="P1"><text:s/><text:span text:style-name="T1">store : 실제 local repository</text:span></text:p>
      <text:p text:style-name="P1"/>
      <text:p text:style-name="P1"><text:s/><text:span text:style-name="T1">work tree -&gt; index</text:span></text:p>
      <text:p text:style-name="P3">$ git add &lt;file 이름&gt;</text:p>
      <text:p text:style-name="P3"><text:s/>index -&gt; local repository</text:p>
      <text:p text:style-name="P3">$ git commit -m “등록할 커멘트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6:48:24.795597359</meta:creation-date>
    <dc:date>2020-04-06T17:42:38.752174934</dc:date>
    <meta:editing-duration>PT22M53S</meta:editing-duration>
    <meta:editing-cycles>1</meta:editing-cycles>
    <meta:document-statistic meta:table-count="0" meta:image-count="0" meta:object-count="0" meta:page-count="1" meta:paragraph-count="25" meta:word-count="225" meta:character-count="564" meta:non-whitespace-character-count="467"/>
    <meta:generator>LibreOffice/6.0.7.3$Linux_X86_64 LibreOffice_project/00m0$Build-3</meta:generator>
  </office:meta>
</office:document-meta>
</file>